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27d" officeooo:paragraph-rsid="0015127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d257" officeooo:paragraph-rsid="0016d25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5127d" officeooo:paragraph-rsid="0015127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52b57" officeooo:paragraph-rsid="00152b57"/>
    </style:style>
    <style:style style:name="P5" style:family="paragraph" style:parent-style-name="Standard">
      <style:paragraph-properties fo:text-align="justify" style:justify-single-word="false"/>
      <style:text-properties officeooo:rsid="0016d257" officeooo:paragraph-rsid="0016d257"/>
    </style:style>
    <style:style style:name="P6" style:family="paragraph" style:parent-style-name="Standard">
      <style:paragraph-properties fo:text-align="justify" style:justify-single-word="false"/>
      <style:text-properties officeooo:rsid="0018e14d" officeooo:paragraph-rsid="0018e14d"/>
    </style:style>
    <style:style style:name="P7" style:family="paragraph" style:parent-style-name="Standard">
      <style:paragraph-properties fo:text-align="justify" style:justify-single-word="false"/>
      <style:text-properties officeooo:rsid="001926e9" officeooo:paragraph-rsid="001926e9"/>
    </style:style>
    <style:style style:name="P8" style:family="paragraph" style:parent-style-name="Standard">
      <style:paragraph-properties fo:text-align="justify" style:justify-single-word="false"/>
      <style:text-properties officeooo:rsid="001cfd73" officeooo:paragraph-rsid="001cfd73"/>
    </style:style>
    <style:style style:name="P9" style:family="paragraph" style:parent-style-name="Standard">
      <style:paragraph-properties fo:text-align="justify" style:justify-single-word="false"/>
      <style:text-properties officeooo:rsid="0020c950" officeooo:paragraph-rsid="0020c950"/>
    </style:style>
    <style:style style:name="P10" style:family="paragraph" style:parent-style-name="Standard">
      <style:paragraph-properties fo:text-align="justify" style:justify-single-word="false"/>
      <style:text-properties officeooo:rsid="0021a42a" officeooo:paragraph-rsid="00278279"/>
    </style:style>
    <style:style style:name="P11" style:family="paragraph" style:parent-style-name="Standard">
      <style:paragraph-properties fo:text-align="justify" style:justify-single-word="false"/>
      <style:text-properties officeooo:rsid="00278279" officeooo:paragraph-rsid="00278279"/>
    </style:style>
    <style:style style:name="P12" style:family="paragraph" style:parent-style-name="Standard">
      <style:paragraph-properties fo:text-align="justify" style:justify-single-word="false"/>
      <style:text-properties officeooo:rsid="0028f947" officeooo:paragraph-rsid="0028f947"/>
    </style:style>
    <style:style style:name="P13" style:family="paragraph" style:parent-style-name="Standard">
      <style:paragraph-properties fo:text-align="justify" style:justify-single-word="false"/>
      <style:text-properties officeooo:rsid="002feacc" officeooo:paragraph-rsid="002feacc"/>
    </style:style>
    <style:style style:name="P14" style:family="paragraph" style:parent-style-name="Standard">
      <style:paragraph-properties fo:text-align="justify" style:justify-single-word="false"/>
      <style:text-properties officeooo:rsid="0031107a" officeooo:paragraph-rsid="0031107a"/>
    </style:style>
    <style:style style:name="P15" style:family="paragraph" style:parent-style-name="Standard">
      <style:paragraph-properties fo:text-align="justify" style:justify-single-word="false"/>
      <style:text-properties officeooo:rsid="00317e05" officeooo:paragraph-rsid="00317e05"/>
    </style:style>
    <style:style style:name="P16" style:family="paragraph" style:parent-style-name="Standard">
      <style:paragraph-properties fo:text-align="justify" style:justify-single-word="false"/>
      <style:text-properties officeooo:rsid="0031c11b" officeooo:paragraph-rsid="0031c11b"/>
    </style:style>
    <style:style style:name="P17" style:family="paragraph" style:parent-style-name="Standard">
      <style:paragraph-properties fo:text-align="justify" style:justify-single-word="false"/>
      <style:text-properties officeooo:rsid="003218d8" officeooo:paragraph-rsid="003218d8"/>
    </style:style>
    <style:style style:name="P18" style:family="paragraph" style:parent-style-name="Standard">
      <style:paragraph-properties fo:text-align="justify" style:justify-single-word="false"/>
      <style:text-properties officeooo:rsid="00332b32" officeooo:paragraph-rsid="00332b32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721a6" officeooo:paragraph-rsid="0016d257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721a6" officeooo:paragraph-rsid="001721a6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721a6" officeooo:paragraph-rsid="001721a6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1861ff" officeooo:paragraph-rsid="001861ff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18e14d" officeooo:paragraph-rsid="0018e14d"/>
    </style:style>
    <style:style style:name="P24" style:family="paragraph" style:parent-style-name="Standard" style:list-style-name="L3">
      <style:paragraph-properties fo:text-align="justify" style:justify-single-word="false"/>
      <style:text-properties officeooo:paragraph-rsid="001ec421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1926e9"/>
    </style:style>
    <style:style style:name="T1" style:family="text">
      <style:text-properties officeooo:rsid="00194b0b"/>
    </style:style>
    <style:style style:name="T2" style:family="text">
      <style:text-properties officeooo:rsid="001afc2c"/>
    </style:style>
    <style:style style:name="T3" style:family="text">
      <style:text-properties officeooo:rsid="001d37de"/>
    </style:style>
    <style:style style:name="T4" style:family="text">
      <style:text-properties officeooo:rsid="00229123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29123"/>
    </style:style>
    <style:style style:name="T7" style:family="text">
      <style:text-properties style:text-position="0% 100%" officeooo:rsid="00229123"/>
    </style:style>
    <style:style style:name="T8" style:family="text">
      <style:text-properties officeooo:rsid="002984b8"/>
    </style:style>
    <style:style style:name="T9" style:family="text">
      <style:text-properties officeooo:rsid="002feacc"/>
    </style:style>
    <style:style style:name="T10" style:family="text">
      <style:text-properties officeooo:rsid="0031107a"/>
    </style:style>
    <style:style style:name="T11" style:family="text">
      <style:text-properties officeooo:rsid="003218d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93046"/>
    </style:style>
    <style:style style:name="T14" style:family="text">
      <style:text-properties officeooo:rsid="003b8e44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3d2b2e"/>
    </style:style>
    <style:style style:name="T17" style:family="text">
      <style:text-properties officeooo:rsid="001926e9"/>
    </style:style>
    <style:style style:name="T18" style:family="text">
      <style:text-properties officeooo:rsid="003e3f5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xt encoding initiative</text:p>
      <text:p text:style-name="P1"/>
      <text:p text:style-name="P4">DOM : représentation d’un document xml</text:p>
      <text:p text:style-name="P4"/>
      <text:p text:style-name="P2">1. Du texte brute aux balises</text:p>
      <text:p text:style-name="P5">Les états du texte numérique : différents formats et quels sont leur usage?</text:p>
      <text:list xml:id="list1907443434" text:style-name="L1">
        <text:list-item>
          <text:p text:style-name="P19">image : on peut lire ce qu’il y a sur les images (pdf images), archives ou conservation d’un fonds (tiff)</text:p>
          <text:p text:style-name="P20">image vectorielle (agrandir à l’infini, pas décrite par des pixels)</text:p>
          <text:p text:style-name="P20">qualité de l’image : jpeg se caractérise par une compression, jpeg 200, tiff format qui comprend des métadonnées, raw (brute)...</text:p>
        </text:list-item>
      </text:list>
      <text:p text:style-name="P5">pdf : format qui associe une couche de texte avec image → avantages : on peut le feuilleter, avoir une table des matières.</text:p>
      <text:list xml:id="list206267300" text:style-name="L2">
        <text:list-item>
          <text:p text:style-name="P21">Texte brute : texte sans mise en forme → intégration à un code, recherche par requêtes, traitement automatique (stats textuelles, liste de fréquences, filtrage des listes = analyse lexicale et sémantique). Usages : indexation du texte, traitement scientifique.</text:p>
        </text:list-item>
        <text:list-item>
          <text:p text:style-name="P22">Traitement de texte : formats (odt, docx)</text:p>
          <text:p text:style-name="P22">docx : x (xml), implémentation possible avec d’autres formats</text:p>
          <text:p text:style-name="P22">formater un texte pour impression</text:p>
        </text:list-item>
        <text:list-item>
          <text:p text:style-name="P23">texte balisé : La<text:span text:style-name="T14">T</text:span>e<text:span text:style-name="T13">x</text:span></text:p>
        </text:list-item>
        <text:list-item>
          <text:p text:style-name="P23">format détachable : <text:span text:style-name="T14">e</text:span>-pub → pour la lecture.</text:p>
        </text:list-item>
      </text:list>
      <text:p text:style-name="P6"/>
      <text:p text:style-name="P6"><text:span text:style-name="T15">Exercice</text:span> :</text:p>
      <text:p text:style-name="P6"><text:a xlink:type="simple" xlink:href="http://corpus.enc.sorbonne.fr/cours/m2/apollinaire/" text:style-name="Internet_20_link" text:visited-style-name="Visited_20_Internet_20_Link">http://corpus.enc.sorbonne.fr/cours/m2/apollinaire/</text:a></text:p>
      <text:list xml:id="list3224274262" text:style-name="L3">
        <text:list-item>
          <text:p text:style-name="P24"><text:span text:style-name="T17">txt 1 : pb de diacritiques, pb UTF-8, édition imitative, par défaut le navigateur interprète mal le texte, il faut spécifier l’encodage du texte (affichage/encodage du texte/occidental). L’ISO lu en UTF-8</text:span></text:p>
        </text:list-item>
        <text:list-item>
          <text:p text:style-name="P25"><text:span text:style-name="T17">txt 2 : reconstitution d’unités sémantiques (§). Encodage en UTF-8, lors de la lecture en ISO interprétation en 2 caractères.</text:span></text:p>
        </text:list-item>
      </text:list>
      <text:p text:style-name="P7">→<text:span text:style-name="T2"> perte massive de représentativité, privilégié l’ouverture avec un éditeur de texte (pas de pb d’encodage car bonne interprétation)</text:span></text:p>
      <text:p text:style-name="P8"><text:span text:style-name="T16">éditeurs</text:span> : gedit (Linux), Atom, Komodo edit, Notepad++ (windows)</text:p>
      <text:p text:style-name="P7">pdf : images numérisées, <text:span text:style-name="T1">typographie porteuse de sens</text:span></text:p>
      <text:p text:style-name="P7"/>
      <text:p text:style-name="P9"><text:span text:style-name="T16">XML </text:span>: encodage en UTF-8 <text:span text:style-name="T9">(imposition récente sur le web)</text:span></text:p>
      <text:p text:style-name="P10">carte de caractères immense : au début de l’informatique, réduction des cartes de caractères (anglo-saxon américain, pas de diacritiques), <text:span text:style-name="T4">codage d’un caractère (bit : 0 ou 1 – utilisation de combinaison pour les choses plus complexes).</text:span></text:p>
      <text:p text:style-name="P10"><text:span text:style-name="T4">Caractères non latins : 7 bits </text:span><text:span text:style-name="T7">2</text:span><text:span text:style-name="T6">7</text:span><text:span text:style-name="T4"> soit 128 possibilités.</text:span></text:p>
      <text:p text:style-name="P11">Caractères latins 1 : 8 bits 2<text:span text:style-name="T5">8</text:span> soit 256 possibilités.</text:p>
      <text:p text:style-name="P12">Unicode : UTF-8 (codage sur 2 à 4 octets) →<text:span text:style-name="T8"> carte immense.</text:span></text:p>
      <text:p text:style-name="P12"/>
      <text:p text:style-name="P13">Conversion du fichier : ouverture d’un terminal commandes</text:p>
      <text:p text:style-name="P13"><text:span text:style-name="T12">iconv</text:span> [option…] [f-encoding] [t_encoding] →<text:span text:style-name="T10"> traitement par lots, automatisation des fonctions</text:span></text:p>
      <text:p text:style-name="P13">copier le texte, ouverture d’un nouveau fichier, coller et par défaut il se met en UTF-8</text:p>
      <text:p text:style-name="P14">diagnostique d’un pb d’encodage</text:p>
      <text:p text:style-name="P15">en 2016, 86 % des sites étaient encodés en UTF-8</text:p>
      <text:p text:style-name="P15"/>
      <text:p text:style-name="P16"><text:span text:style-name="T16">XML </text:span>: texte brut mais avec des balises, encodé en UTF-8</text:p>
      <text:p text:style-name="P16"><text:span text:style-name="T16">L</text:span>ibre office : ouverture du txt, interprétation de certaines choses (pages, police…) → plus de texte brut. <text:span text:style-name="T11">Enregistrement dans un autre format si on veut conserver toutes les infos</text:span></text:p>
      <text:p text:style-name="P17">ne jamais éditer du texte brut ou de l’<text:span text:style-name="T18">XML</text:span> dans du traitement de tex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9:03:13.507902263</meta:creation-date>
    <meta:generator>LibreOffice/5.3.6.1$MacOSX_X86_64 LibreOffice_project/686f202eff87ef707079aeb7f485847613344eb7</meta:generator>
    <dc:date>2017-11-19T12:40:04.360904002</dc:date>
    <meta:editing-duration>PT1H42M10S</meta:editing-duration>
    <meta:editing-cycles>39</meta:editing-cycles>
    <dc:creator>Léa DUFLOS</dc:creator>
    <meta:document-statistic meta:table-count="0" meta:image-count="0" meta:object-count="0" meta:page-count="1" meta:paragraph-count="34" meta:word-count="453" meta:character-count="2778" meta:non-whitespace-character-count="2369"/>
  </office:meta>
</office:document-meta>
</file>